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2cm" fo:min-width="5.5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512cm" fo:min-width="4.26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512cm" fo:min-width="3.94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958cm" fo:min-width="5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6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8.957cm" fo:min-width="4.26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4.263cm"/>
      <style:paragraph-properties style:writing-mode="lr-tb"/>
    </style:style>
    <style:style style:name="gr13" style:family="graphic" style:parent-style-name="objectwithoutfill">
      <style:graphic-properties draw:stroke="dash" draw:stroke-dash="Dash" svg:stroke-linecap="butt" draw:fill="none" draw:textarea-vertical-align="middle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703cm" fo:min-width="2.35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561cm" fo:min-width="18.2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f8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2cm" svg:height="4.762cm" svg:x="16.557cm" svg:y="7.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63cm" svg:height="4.762cm" svg:x="11.159cm" svg:y="1.63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4.762cm" svg:x="23.861cm" svg:y="1.635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922cm" svg:y1="2.27cm" svg:x2="23.86cm" svg:y2="2.27cm">
          <text:p/>
        </draw:line>
        <draw:line draw:style-name="gr5" draw:text-style-name="P2" draw:layer="layout" svg:x1="17.192cm" svg:y1="6.08cm" svg:x2="17.192cm" svg:y2="7.35cm">
          <text:p/>
        </draw:line>
        <draw:line draw:style-name="gr5" draw:text-style-name="P2" draw:layer="layout" svg:x1="17.827cm" svg:y1="5.445cm" svg:x2="17.827cm" svg:y2="7.35cm">
          <text:p/>
        </draw:line>
        <draw:line draw:style-name="gr6" draw:text-style-name="P2" draw:layer="layout" svg:x1="17.192cm" svg:y1="6.08cm" svg:x2="15.922cm" svg:y2="6.08cm">
          <text:p/>
        </draw:line>
        <draw:line draw:style-name="gr6" draw:text-style-name="P2" draw:layer="layout" svg:x1="17.827cm" svg:y1="5.445cm" svg:x2="15.922cm" svg:y2="5.445cm">
          <text:p/>
        </draw:line>
        <draw:line draw:style-name="gr6" draw:text-style-name="P2" draw:layer="layout" svg:x1="18.462cm" svg:y1="4.81cm" svg:x2="15.922cm" svg:y2="4.81cm">
          <text:p/>
        </draw:line>
        <draw:line draw:style-name="gr5" draw:text-style-name="P2" draw:layer="layout" svg:x1="18.462cm" svg:y1="4.81cm" svg:x2="18.462cm" svg:y2="7.35cm">
          <text:p/>
        </draw:line>
        <draw:frame draw:style-name="gr7" draw:text-style-name="P4" draw:layer="layout" svg:width="2.223cm" svg:height="0.645cm" svg:x="13.699cm" svg:y="5.117cm">
          <draw:text-box>
            <text:p text:style-name="P3"><text:span text:style-name="T1">TimeReq</text:span></text:p>
          </draw:text-box>
        </draw:frame>
        <draw:frame draw:style-name="gr7" draw:text-style-name="P4" draw:layer="layout" svg:width="2.223cm" svg:height="0.645cm" svg:x="13.699cm" svg:y="5.752cm">
          <draw:text-box>
            <text:p text:style-name="P3"><text:span text:style-name="T1">TimeRecv</text:span></text:p>
          </draw:text-box>
        </draw:frame>
        <draw:frame draw:style-name="gr8" draw:text-style-name="P4" draw:layer="layout" svg:width="2.541cm" svg:height="0.645cm" svg:x="13.382cm" svg:y="4.482cm">
          <draw:text-box>
            <text:p text:style-name="P3"><text:span text:style-name="T1">HealthRecv</text:span></text:p>
          </draw:text-box>
        </draw:frame>
        <draw:frame draw:style-name="gr8" draw:text-style-name="P4" draw:layer="layout" svg:width="2.541cm" svg:height="0.645cm" svg:x="13.699cm" svg:y="1.942cm">
          <draw:text-box>
            <text:p text:style-name="P3"><text:span text:style-name="T1">HelloRecv</text:span></text:p>
          </draw:text-box>
        </draw:frame>
        <draw:frame draw:style-name="gr8" draw:text-style-name="P4" draw:layer="layout" svg:width="2.541cm" svg:height="0.645cm" svg:x="23.86cm" svg:y="1.942cm">
          <draw:text-box>
            <text:p text:style-name="P3"><text:span text:style-name="T1">HelloSend</text:span></text:p>
          </draw:text-box>
        </draw:frame>
        <draw:frame draw:style-name="gr7" draw:text-style-name="P4" draw:layer="layout" svg:width="2.223cm" svg:height="0.645cm" draw:transform="rotate (1.5707963267949) translate (17.499cm 9.255cm)">
          <draw:text-box>
            <text:p text:style-name="P3"><text:span text:style-name="T1">TimeReq</text:span></text:p>
          </draw:text-box>
        </draw:frame>
        <draw:frame draw:style-name="gr7" draw:text-style-name="P4" draw:layer="layout" svg:width="2.223cm" svg:height="0.645cm" draw:transform="rotate (1.5707963267949) translate (16.864cm 9.255cm)">
          <draw:text-box>
            <text:p text:style-name="P3"><text:span text:style-name="T1">TimeRecv</text:span></text:p>
          </draw:text-box>
        </draw:frame>
        <draw:frame draw:style-name="gr8" draw:text-style-name="P4" draw:layer="layout" svg:width="2.541cm" svg:height="0.645cm" draw:transform="rotate (1.5707963267949) translate (18.144cm 9.572cm)">
          <draw:text-box>
            <text:p text:style-name="P3"><text:span text:style-name="T1">HealthRecv</text:span></text:p>
          </draw:text-box>
        </draw:frame>
        <draw:line draw:style-name="gr6" draw:text-style-name="P2" draw:layer="layout" svg:x1="19.732cm" svg:y1="4.175cm" svg:x2="19.732cm" svg:y2="7.35cm">
          <text:p/>
        </draw:line>
        <draw:line draw:style-name="gr5" draw:text-style-name="P2" draw:layer="layout" svg:x1="19.732cm" svg:y1="4.175cm" svg:x2="23.86cm" svg:y2="4.175cm">
          <text:p/>
        </draw:line>
        <draw:frame draw:style-name="gr8" draw:text-style-name="P4" draw:layer="layout" svg:width="2.222cm" svg:height="0.645cm" draw:transform="rotate (1.5707963267949) translate (19.404cm 9.255cm)">
          <draw:text-box>
            <text:p text:style-name="P3"><text:span text:style-name="T1">pubHQcb</text:span></text:p>
          </draw:text-box>
        </draw:frame>
        <draw:frame draw:style-name="gr8" draw:text-style-name="P4" draw:layer="layout" svg:width="2.222cm" svg:height="0.645cm" draw:transform="rotate (1.5707963267949) translate (20.039cm 9.254cm)">
          <draw:text-box>
            <text:p text:style-name="P3"><text:span text:style-name="T1">pubNTPst</text:span></text:p>
          </draw:text-box>
        </draw:frame>
        <draw:frame draw:style-name="gr8" draw:text-style-name="P4" draw:layer="layout" svg:width="2.222cm" svg:height="0.645cm" draw:transform="rotate (1.5707963267949) translate (20.674cm 9.255cm)">
          <draw:text-box>
            <text:p text:style-name="P3"><text:span text:style-name="T1">pubBlock</text:span></text:p>
          </draw:text-box>
        </draw:frame>
        <draw:frame draw:style-name="gr8" draw:text-style-name="P4" draw:layer="layout" svg:width="2.222cm" svg:height="0.645cm" draw:transform="rotate (1.5707963267949) translate (21.309cm 9.255cm)">
          <draw:text-box>
            <text:p text:style-name="P3"><text:span text:style-name="T1">pubTime</text:span></text:p>
          </draw:text-box>
        </draw:frame>
        <draw:frame draw:style-name="gr8" draw:text-style-name="P4" draw:layer="layout" svg:width="4.399cm" svg:height="0.645cm" draw:transform="rotate (1.5707963267949) translate (27.67cm 6.351cm)">
          <draw:text-box>
            <text:p text:style-name="P3"><text:span text:style-name="T1">ZeroPublisher</text:span></text:p>
          </draw:text-box>
        </draw:frame>
        <draw:line draw:style-name="gr6" draw:text-style-name="P2" draw:layer="layout" svg:x1="20.367cm" svg:y1="4.81cm" svg:x2="20.367cm" svg:y2="7.35cm">
          <text:p/>
        </draw:line>
        <draw:line draw:style-name="gr6" draw:text-style-name="P2" draw:layer="layout" svg:x1="21.002cm" svg:y1="5.445cm" svg:x2="21.002cm" svg:y2="7.35cm">
          <text:p/>
        </draw:line>
        <draw:line draw:style-name="gr6" draw:text-style-name="P2" draw:layer="layout" svg:x1="21.637cm" svg:y1="6.08cm" svg:x2="21.637cm" svg:y2="7.35cm">
          <text:p/>
        </draw:line>
        <draw:line draw:style-name="gr5" draw:text-style-name="P2" draw:layer="layout" svg:x1="20.367cm" svg:y1="4.81cm" svg:x2="23.86cm" svg:y2="4.81cm">
          <text:p/>
        </draw:line>
        <draw:line draw:style-name="gr5" draw:text-style-name="P2" draw:layer="layout" svg:x1="21.002cm" svg:y1="5.445cm" svg:x2="23.86cm" svg:y2="5.445cm">
          <text:p/>
        </draw:line>
        <draw:line draw:style-name="gr5" draw:text-style-name="P2" draw:layer="layout" svg:x1="21.637cm" svg:y1="6.08cm" svg:x2="23.86cm" svg:y2="6.08cm">
          <text:p/>
        </draw:line>
        <draw:frame draw:style-name="gr8" draw:text-style-name="P4" draw:layer="layout" svg:width="4.399cm" svg:height="0.645cm" draw:transform="rotate (1.5707963267949) translate (21.955cm 12.066cm)">
          <draw:text-box>
            <text:p text:style-name="P3"><text:span text:style-name="T1">ZeroRunner</text:span></text:p>
          </draw:text-box>
        </draw:frame>
        <draw:frame draw:style-name="gr8" draw:text-style-name="P4" draw:layer="layout" svg:width="4.399cm" svg:height="0.645cm" draw:transform="rotate (1.5707963267949) translate (11.16cm 6.351cm)">
          <draw:text-box>
            <text:p text:style-name="P3"><text:span text:style-name="T1">ZeroSubscriber</text:span></text:p>
          </draw:text-box>
        </draw:frame>
        <draw:frame draw:style-name="gr7" draw:text-style-name="P4" draw:layer="layout" svg:width="2.223cm" svg:height="0.645cm" draw:transform="rotate (1.5707963267949) translate (17.51cm 11.796cm)">
          <draw:text-box>
            <text:p text:style-name="P3"><text:span text:style-name="T1">TimeReq</text:span></text:p>
          </draw:text-box>
        </draw:frame>
        <draw:frame draw:style-name="gr7" draw:text-style-name="P4" draw:layer="layout" svg:width="2.223cm" svg:height="0.645cm" draw:transform="rotate (1.5707963267949) translate (16.875cm 11.796cm)">
          <draw:text-box>
            <text:p text:style-name="P3"><text:span text:style-name="T1">TimeRecv</text:span></text:p>
          </draw:text-box>
        </draw:frame>
        <draw:frame draw:style-name="gr8" draw:text-style-name="P4" draw:layer="layout" svg:width="2.541cm" svg:height="0.645cm" draw:transform="rotate (1.5707963267949) translate (18.155cm 12.113cm)">
          <draw:text-box>
            <text:p text:style-name="P3"><text:span text:style-name="T1">HealthRecv</text:span></text:p>
          </draw:text-box>
        </draw:frame>
        <draw:line draw:style-name="gr5" draw:text-style-name="P2" draw:layer="layout" svg:x1="17.192cm" svg:y1="9.255cm" svg:x2="17.192cm" svg:y2="9.89cm">
          <text:p/>
        </draw:line>
        <draw:line draw:style-name="gr5" draw:text-style-name="P2" draw:layer="layout" svg:x1="17.827cm" svg:y1="9.255cm" svg:x2="17.827cm" svg:y2="9.89cm">
          <text:p/>
        </draw:line>
        <draw:line draw:style-name="gr5" draw:text-style-name="P2" draw:layer="layout" svg:x1="18.462cm" svg:y1="9.255cm" svg:x2="18.462cm" svg:y2="9.89cm">
          <text:p/>
        </draw:line>
        <draw:line draw:style-name="gr5" draw:text-style-name="P2" draw:layer="layout" svg:x1="19.732cm" svg:y1="11.795cm" svg:x2="19.732cm" svg:y2="9.255cm">
          <text:p/>
        </draw:line>
        <draw:line draw:style-name="gr5" draw:text-style-name="P2" draw:layer="layout" svg:x1="20.367cm" svg:y1="11.795cm" svg:x2="20.367cm" svg:y2="9.255cm">
          <text:p/>
        </draw:line>
        <draw:line draw:style-name="gr5" draw:text-style-name="P2" draw:layer="layout" svg:x1="21.002cm" svg:y1="11.795cm" svg:x2="21.002cm" svg:y2="9.255cm">
          <text:p/>
        </draw:line>
        <draw:line draw:style-name="gr5" draw:text-style-name="P2" draw:layer="layout" svg:x1="21.637cm" svg:y1="11.795cm" svg:x2="21.637cm" svg:y2="9.255cm">
          <text:p/>
        </draw:line>
        <draw:frame draw:style-name="gr8" draw:text-style-name="P4" draw:layer="layout" svg:width="3.493cm" svg:height="0.645cm" svg:x="23.859cm" svg:y="3.847cm">
          <draw:text-box>
            <text:p text:style-name="P3"><text:span text:style-name="T1">publishHQ</text:span></text:p>
          </draw:text-box>
        </draw:frame>
        <draw:frame draw:style-name="gr8" draw:text-style-name="P4" draw:layer="layout" svg:width="3.493cm" svg:height="0.645cm" svg:x="23.859cm" svg:y="4.492cm">
          <draw:text-box>
            <text:p text:style-name="P3"><text:span text:style-name="T1">publishNTPst</text:span></text:p>
          </draw:text-box>
        </draw:frame>
        <draw:frame draw:style-name="gr8" draw:text-style-name="P4" draw:layer="layout" svg:width="3.493cm" svg:height="0.645cm" svg:x="23.859cm" svg:y="5.117cm">
          <draw:text-box>
            <text:p text:style-name="P3"><text:span text:style-name="T1">publishBlock (pwr)</text:span></text:p>
          </draw:text-box>
        </draw:frame>
        <draw:frame draw:style-name="gr8" draw:text-style-name="P4" draw:layer="layout" svg:width="3.493cm" svg:height="0.645cm" svg:x="23.859cm" svg:y="5.752cm">
          <draw:text-box>
            <text:p text:style-name="P3"><text:span text:style-name="T1">publishTime</text:span></text:p>
          </draw:text-box>
        </draw:frame>
        <draw:custom-shape draw:style-name="gr9" draw:text-style-name="P1" draw:layer="layout" svg:width="6.033cm" svg:height="9.208cm" svg:x="16.557cm" svg:y="14.017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989cm" svg:height="0.817cm" draw:transform="rotate (1.5707963267949) translate (16.557cm 23.225cm)">
          <draw:text-box>
            <text:p text:style-name="P3"><text:span text:style-name="T1">Controller</text:span></text:p>
          </draw:text-box>
        </draw:frame>
        <draw:custom-shape draw:style-name="gr11" draw:text-style-name="P1" draw:layer="layout" svg:width="4.763cm" svg:height="9.207cm" svg:x="24.812cm" svg:y="14.01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177cm" svg:height="0.645cm" svg:x="24.812cm" svg:y="14.007cm">
          <draw:text-box>
            <text:p text:style-name="P3"><text:span text:style-name="T1">Broker</text:span></text:p>
          </draw:text-box>
        </draw:frame>
        <draw:custom-shape draw:style-name="gr12" draw:text-style-name="P1" draw:layer="layout" svg:width="4.763cm" svg:height="4.128cm" svg:x="10.842cm" svg:y="14.0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63cm" svg:height="4.128cm" svg:x="10.842cm" svg:y="19.09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081cm" svg:height="0.645cm" draw:transform="rotate (1.5707963267949) translate (10.842cm 23.179cm)">
          <draw:text-box>
            <text:p text:style-name="P3"><text:span text:style-name="T1">Recovery</text:span></text:p>
          </draw:text-box>
        </draw:frame>
        <draw:frame draw:style-name="gr8" draw:text-style-name="P4" draw:layer="layout" svg:width="4.081cm" svg:height="0.645cm" svg:x="10.842cm" svg:y="14.017cm">
          <draw:text-box>
            <text:p text:style-name="P3"><text:span text:style-name="T1">TimeSynchronizer</text:span></text:p>
          </draw:text-box>
        </draw:frame>
        <draw:frame draw:style-name="gr8" draw:text-style-name="P4" draw:layer="layout" svg:width="3.176cm" svg:height="0.645cm" svg:x="12.43cm" svg:y="15.277cm">
          <draw:text-box>
            <text:p text:style-name="P3"><text:span text:style-name="T1">setSysTime(hw)</text:span></text:p>
          </draw:text-box>
        </draw:frame>
        <draw:line draw:style-name="gr5" draw:text-style-name="P2" draw:layer="layout" svg:x1="17.192cm" svg:y1="12.112cm" svg:x2="17.192cm" svg:y2="14.017cm">
          <text:p/>
        </draw:line>
        <draw:line draw:style-name="gr5" draw:text-style-name="P2" draw:layer="layout" svg:x1="17.827cm" svg:y1="12.112cm" svg:x2="17.827cm" svg:y2="14.017cm">
          <text:p/>
        </draw:line>
        <draw:line draw:style-name="gr5" draw:text-style-name="P2" draw:layer="layout" svg:x1="21.637cm" svg:y1="14.017cm" svg:x2="21.637cm" svg:y2="12.112cm">
          <text:p/>
        </draw:line>
        <draw:line draw:style-name="gr5" draw:text-style-name="P2" draw:layer="layout" svg:x1="16.557cm" svg:y1="15.605cm" svg:x2="15.605cm" svg:y2="15.605cm">
          <text:p/>
        </draw:line>
        <draw:line draw:style-name="gr13" draw:text-style-name="P2" draw:layer="layout" svg:x1="22.59cm" svg:y1="15.605cm" svg:x2="16.557cm" svg:y2="15.605cm">
          <text:p/>
        </draw:line>
        <draw:line draw:style-name="gr13" draw:text-style-name="P2" draw:layer="layout" svg:x1="17.192cm" svg:y1="15.605cm" svg:x2="17.192cm" svg:y2="14.017cm">
          <text:p/>
        </draw:line>
        <draw:line draw:style-name="gr5" draw:text-style-name="P2" draw:layer="layout" svg:x1="22.59cm" svg:y1="15.605cm" svg:x2="24.812cm" svg:y2="15.605cm">
          <text:p/>
        </draw:line>
        <draw:frame draw:style-name="gr8" draw:text-style-name="P4" draw:layer="layout" svg:width="2.541cm" svg:height="0.645cm" svg:x="24.812cm" svg:y="15.287cm">
          <draw:text-box>
            <text:p text:style-name="P3"><text:span text:style-name="T1">setTime</text:span></text:p>
          </draw:text-box>
        </draw:frame>
        <draw:frame draw:style-name="gr8" draw:text-style-name="P4" draw:layer="layout" svg:width="2.541cm" svg:height="0.645cm" svg:x="24.811cm" svg:y="15.922cm">
          <draw:text-box>
            <text:p text:style-name="P3"><text:span text:style-name="T1">getTime</text:span></text:p>
          </draw:text-box>
        </draw:frame>
        <draw:line draw:style-name="gr13" draw:text-style-name="P2" draw:layer="layout" svg:x1="17.827cm" svg:y1="16.875cm" svg:x2="17.827cm" svg:y2="14.017cm">
          <text:p/>
        </draw:line>
        <draw:line draw:style-name="gr13" draw:text-style-name="P2" draw:layer="layout" svg:x1="22.59cm" svg:y1="16.24cm" svg:x2="17.827cm" svg:y2="16.24cm">
          <text:p/>
        </draw:line>
        <draw:line draw:style-name="gr5" draw:text-style-name="P2" draw:layer="layout" svg:x1="22.59cm" svg:y1="16.24cm" svg:x2="24.812cm" svg:y2="16.24cm">
          <text:p/>
        </draw:line>
        <draw:line draw:style-name="gr13" draw:text-style-name="P2" draw:layer="layout" svg:x1="22.59cm" svg:y1="16.875cm" svg:x2="17.827cm" svg:y2="16.875cm">
          <text:p/>
        </draw:line>
        <draw:line draw:style-name="gr5" draw:text-style-name="P2" draw:layer="layout" svg:x1="22.59cm" svg:y1="16.875cm" svg:x2="24.812cm" svg:y2="16.875cm">
          <text:p/>
        </draw:line>
        <draw:frame draw:style-name="gr8" draw:text-style-name="P4" draw:layer="layout" svg:width="4.445cm" svg:height="0.645cm" svg:x="24.812cm" svg:y="16.547cm">
          <draw:text-box>
            <text:p text:style-name="P3"><text:span text:style-name="T1">updateTime(tm.sysTime)</text:span></text:p>
          </draw:text-box>
        </draw:frame>
        <draw:frame draw:style-name="gr8" draw:text-style-name="P4" draw:layer="layout" svg:width="2.541cm" svg:height="0.645cm" svg:x="24.811cm" svg:y="17.182cm">
          <draw:text-box>
            <text:p text:style-name="P3"><text:span text:style-name="T1">rcvTime</text:span></text:p>
          </draw:text-box>
        </draw:frame>
        <draw:line draw:style-name="gr5" draw:text-style-name="P2" draw:layer="layout" svg:x1="24.812cm" svg:y1="17.51cm" svg:x2="22.59cm" svg:y2="17.51cm">
          <text:p/>
        </draw:line>
        <draw:line draw:style-name="gr13" draw:text-style-name="P2" draw:layer="layout" svg:x1="22.59cm" svg:y1="17.51cm" svg:x2="21.637cm" svg:y2="17.51cm">
          <text:p/>
        </draw:line>
        <draw:line draw:style-name="gr13" draw:text-style-name="P2" draw:layer="layout" svg:x1="21.637cm" svg:y1="17.51cm" svg:x2="21.637cm" svg:y2="14.017cm">
          <text:p/>
        </draw:line>
        <draw:frame draw:style-name="gr8" draw:text-style-name="P4" draw:layer="layout" svg:width="1.588cm" svg:height="0.645cm" svg:x="14.017cm" svg:y="17.192cm">
          <draw:text-box>
            <text:p text:style-name="P3"><text:span text:style-name="T1">NTPst</text:span></text:p>
          </draw:text-box>
        </draw:frame>
        <draw:line draw:style-name="gr5" draw:text-style-name="P2" draw:layer="layout" svg:x1="15.605cm" svg:y1="17.51cm" svg:x2="16.557cm" svg:y2="17.51cm">
          <text:p/>
        </draw:line>
        <draw:line draw:style-name="gr13" draw:text-style-name="P2" draw:layer="layout" svg:x1="20.367cm" svg:y1="17.51cm" svg:x2="16.557cm" svg:y2="17.51cm">
          <text:p/>
        </draw:line>
        <draw:line draw:style-name="gr13" draw:text-style-name="P2" draw:layer="layout" svg:x1="20.367cm" svg:y1="17.51cm" svg:x2="20.367cm" svg:y2="14.017cm">
          <text:p/>
        </draw:line>
        <draw:line draw:style-name="gr5" draw:text-style-name="P2" draw:layer="layout" svg:x1="20.367cm" svg:y1="14.017cm" svg:x2="20.367cm" svg:y2="12.112cm">
          <text:p/>
        </draw:line>
        <draw:line draw:style-name="gr5" draw:text-style-name="P2" draw:layer="layout" svg:x1="18.462cm" svg:y1="12.112cm" svg:x2="18.462cm" svg:y2="14.017cm">
          <text:p/>
        </draw:line>
        <draw:line draw:style-name="gr13" draw:text-style-name="P2" draw:layer="layout" svg:x1="18.462cm" svg:y1="18.145cm" svg:x2="18.462cm" svg:y2="14.017cm">
          <text:p/>
        </draw:line>
        <draw:line draw:style-name="gr13" draw:text-style-name="P2" draw:layer="layout" svg:x1="22.59cm" svg:y1="18.145cm" svg:x2="18.462cm" svg:y2="18.145cm">
          <text:p/>
        </draw:line>
        <draw:line draw:style-name="gr5" draw:text-style-name="P2" draw:layer="layout" svg:x1="22.59cm" svg:y1="18.145cm" svg:x2="24.812cm" svg:y2="18.145cm">
          <text:p/>
        </draw:line>
        <draw:frame draw:style-name="gr8" draw:text-style-name="P4" draw:layer="layout" svg:width="2.541cm" svg:height="0.645cm" svg:x="24.812cm" svg:y="17.827cm">
          <draw:text-box>
            <text:p text:style-name="P3"><text:span text:style-name="T1">HealthRecv</text:span></text:p>
          </draw:text-box>
        </draw:frame>
        <draw:custom-shape draw:style-name="gr14" draw:text-style-name="P5" draw:layer="layout" svg:width="2.857cm" svg:height="0.953cm" draw:transform="rotate (1.5707963267949) translate (19.415cm 22.59cm)">
          <text:p text:style-name="P1"><text:span text:style-name="T1">HlthQrTim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9.732cm" svg:y1="19.732cm" svg:x2="19.732cm" svg:y2="14.017cm">
          <text:p/>
        </draw:line>
        <draw:line draw:style-name="gr5" draw:text-style-name="P2" draw:layer="layout" svg:x1="19.732cm" svg:y1="14.017cm" svg:x2="19.732cm" svg:y2="12.112cm">
          <text:p/>
        </draw:line>
        <draw:frame draw:style-name="gr8" draw:text-style-name="P4" draw:layer="layout" svg:width="2.541cm" svg:height="0.645cm" svg:x="24.812cm" svg:y="18.452cm">
          <draw:text-box>
            <text:p text:style-name="P3"><text:span text:style-name="T1">rcvBlock</text:span></text:p>
          </draw:text-box>
        </draw:frame>
        <draw:line draw:style-name="gr5" draw:text-style-name="P2" draw:layer="layout" svg:x1="24.812cm" svg:y1="18.78cm" svg:x2="22.59cm" svg:y2="18.78cm">
          <text:p/>
        </draw:line>
        <draw:line draw:style-name="gr13" draw:text-style-name="P2" draw:layer="layout" svg:x1="22.59cm" svg:y1="18.78cm" svg:x2="18.462cm" svg:y2="18.78cm">
          <text:p/>
        </draw:line>
        <draw:line draw:style-name="gr13" draw:text-style-name="P2" draw:layer="layout" svg:x1="21.002cm" svg:y1="18.78cm" svg:x2="21.002cm" svg:y2="14.017cm">
          <text:p/>
        </draw:line>
        <draw:line draw:style-name="gr5" draw:text-style-name="P2" draw:layer="layout" svg:x1="21.002cm" svg:y1="14.017cm" svg:x2="21.002cm" svg:y2="12.112cm">
          <text:p/>
        </draw:line>
        <draw:custom-shape draw:style-name="gr15" draw:text-style-name="P1" draw:layer="layout" svg:width="18.733cm" svg:height="3.811cm" svg:x="10.842cm" svg:y="24.49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081cm" svg:height="0.645cm" svg:x="10.842cm" svg:y="27.66cm">
          <draw:text-box>
            <text:p text:style-name="P3"><text:span text:style-name="T1">MainCreator</text:span></text:p>
          </draw:text-box>
        </draw:frame>
        <draw:custom-shape draw:style-name="gr14" draw:text-style-name="P5" draw:layer="layout" svg:width="2.857cm" svg:height="0.953cm" draw:transform="rotate (1.5707963267949) translate (27.035cm 27.987cm)">
          <text:p text:style-name="P1"><text:span text:style-name="T1">ChckPwrTim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857cm" svg:height="0.953cm" draw:transform="rotate (1.5707963267949) translate (28.304cm 27.987cm)">
          <text:p text:style-name="P1"><text:span text:style-name="T1">ChckIndTime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7.352cm" svg:y1="24.495cm" svg:x2="27.352cm" svg:y2="23.225cm">
          <text:p/>
        </draw:line>
        <draw:line draw:style-name="gr5" draw:text-style-name="P2" draw:layer="layout" svg:x1="28.622cm" svg:y1="24.495cm" svg:x2="28.622cm" svg:y2="23.225cm">
          <text:p/>
        </draw:line>
        <draw:line draw:style-name="gr13" draw:text-style-name="P2" draw:layer="layout" svg:x1="27.352cm" svg:y1="25.13cm" svg:x2="27.352cm" svg:y2="24.494cm">
          <text:p/>
        </draw:line>
        <draw:line draw:style-name="gr13" draw:text-style-name="P2" draw:layer="layout" svg:x1="28.622cm" svg:y1="25.131cm" svg:x2="28.622cm" svg:y2="24.495cm">
          <text:p/>
        </draw:line>
        <draw:line draw:style-name="gr13" draw:text-style-name="P2" draw:layer="layout" svg:x1="27.352cm" svg:y1="23.225cm" svg:x2="27.352cm" svg:y2="18.78cm">
          <text:p/>
        </draw:line>
        <draw:line draw:style-name="gr13" draw:text-style-name="P2" draw:layer="layout" svg:x1="28.622cm" svg:y1="18.78cm" svg:x2="26.717cm" svg:y2="18.78cm">
          <text:p/>
        </draw:line>
        <draw:line draw:style-name="gr13" draw:text-style-name="P2" draw:layer="layout" svg:x1="28.622cm" svg:y1="23.225cm" svg:x2="28.622cm" svg:y2="18.78cm">
          <text:p/>
        </draw:line>
        <draw:line draw:style-name="gr13" draw:text-style-name="P2" draw:layer="layout" svg:x1="18.462cm" svg:y1="19.732cm" svg:x2="18.462cm" svg:y2="18.779cm">
          <text:p/>
        </draw:line>
        <draw:line draw:style-name="gr13" draw:text-style-name="P2" draw:layer="layout" svg:x1="18.462cm" svg:y1="19.732cm" svg:x2="16.557cm" svg:y2="19.732cm">
          <text:p/>
        </draw:line>
        <draw:line draw:style-name="gr5" draw:text-style-name="P2" draw:layer="layout" svg:x1="16.557cm" svg:y1="19.732cm" svg:x2="15.605cm" svg:y2="19.732cm">
          <text:p/>
        </draw:line>
        <draw:frame draw:style-name="gr8" draw:text-style-name="P4" draw:layer="layout" svg:width="1.905cm" svg:height="0.645cm" svg:x="13.7cm" svg:y="19.405cm">
          <draw:text-box>
            <text:p text:style-name="P3"><text:span text:style-name="T1">rcvBlock</text:span></text:p>
          </draw:text-box>
        </draw:frame>
        <draw:frame draw:style-name="gr8" draw:text-style-name="P4" draw:layer="layout" svg:width="2.541cm" svg:height="0.645cm" svg:x="24.812cm" svg:y="19.097cm">
          <draw:text-box>
            <text:p text:style-name="P3"><text:span text:style-name="T1">reboot</text:span></text:p>
          </draw:text-box>
        </draw:frame>
        <draw:line draw:style-name="gr5" draw:text-style-name="P2" draw:layer="layout" svg:x1="23.86cm" svg:y1="19.415cm" svg:x2="24.812cm" svg:y2="19.415cm">
          <text:p/>
        </draw:line>
        <draw:line draw:style-name="gr6" draw:text-style-name="P2" draw:layer="layout" svg:x1="23.86cm" svg:y1="19.415cm" svg:x2="23.86cm" svg:y2="23.86cm">
          <text:p/>
        </draw:line>
        <draw:line draw:style-name="gr6" draw:text-style-name="P2" draw:layer="layout" svg:x1="23.86cm" svg:y1="23.86cm" svg:x2="15.922cm" svg:y2="23.86cm">
          <text:p/>
        </draw:line>
        <draw:line draw:style-name="gr6" draw:text-style-name="P2" draw:layer="layout" svg:x1="15.922cm" svg:y1="22.59cm" svg:x2="15.922cm" svg:y2="23.86cm">
          <text:p/>
        </draw:line>
        <draw:line draw:style-name="gr6" draw:text-style-name="P2" draw:layer="layout" svg:x1="15.922cm" svg:y1="22.59cm" svg:x2="15.605cm" svg:y2="22.59cm">
          <text:p/>
        </draw:line>
        <draw:frame draw:style-name="gr7" draw:text-style-name="P4" draw:layer="layout" svg:width="2.224cm" svg:height="0.645cm" svg:x="13.381cm" svg:y="22.272cm">
          <draw:text-box>
            <text:p text:style-name="P3"><text:span text:style-name="T1">rebootReq</text:span></text:p>
          </draw:text-box>
        </draw:frame>
        <draw:line draw:style-name="gr13" draw:text-style-name="P2" draw:layer="layout" svg:x1="12.747cm" svg:y1="22.59cm" svg:x2="12.747cm" svg:y2="19.732cm">
          <text:p/>
        </draw:line>
        <draw:line draw:style-name="gr13" draw:text-style-name="P2" draw:layer="layout" svg:x1="13.7cm" svg:y1="19.732cm" svg:x2="12.747cm" svg:y2="19.732cm">
          <text:p/>
        </draw:line>
        <draw:line draw:style-name="gr13" draw:text-style-name="P2" draw:layer="layout" svg:x1="13.382cm" svg:y1="22.59cm" svg:x2="12.747cm" svg:y2="22.59cm">
          <text:p/>
        </draw:line>
        <draw:custom-shape draw:style-name="gr14" draw:text-style-name="P5" draw:layer="layout" svg:width="2.857cm" svg:height="0.953cm" svg:x="11.477cm" svg:y="16.239cm">
          <text:p text:style-name="P1"><text:span text:style-name="T1">NTPstTimer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477cm" svg:y1="16.875cm" svg:x2="10.842cm" svg:y2="16.875cm">
          <text:p/>
        </draw:line>
        <draw:line draw:style-name="gr6" draw:text-style-name="P2" draw:layer="layout" svg:x1="10.842cm" svg:y1="16.875cm" svg:x2="10.207cm" svg:y2="16.875cm">
          <text:p/>
        </draw:line>
        <draw:line draw:style-name="gr6" draw:text-style-name="P2" draw:layer="layout" svg:x1="10.207cm" svg:y1="16.875cm" svg:x2="10.207cm" svg:y2="24.177cm">
          <text:p/>
        </draw:line>
        <draw:line draw:style-name="gr6" draw:text-style-name="P2" draw:layer="layout" svg:x1="24.177cm" svg:y1="24.177cm" svg:x2="10.207cm" svg:y2="24.177cm">
          <text:p/>
        </draw:line>
        <draw:line draw:style-name="gr6" draw:text-style-name="P2" draw:layer="layout" svg:x1="24.177cm" svg:y1="15.605cm" svg:x2="24.177cm" svg:y2="24.177cm">
          <text:p/>
        </draw:line>
        <draw:line draw:style-name="gr13" draw:text-style-name="P2" draw:layer="layout" svg:x1="21.637cm" svg:y1="15.922cm" svg:x2="21.32cm" svg:y2="15.604cm">
          <text:p/>
        </draw:line>
        <draw:line draw:style-name="gr13" draw:text-style-name="P2" draw:layer="layout" svg:x1="14.017cm" svg:y1="17.51cm" svg:x2="12.747cm" svg:y2="17.51cm">
          <text:p/>
        </draw:line>
        <draw:line draw:style-name="gr13" draw:text-style-name="P2" draw:layer="layout" svg:x1="12.747cm" svg:y1="17.51cm" svg:x2="12.747cm" svg:y2="17.1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</meta:initial-creator>
    <meta:creation-date>2024-02-26T10:09:40.674255078</meta:creation-date>
    <dc:date>2024-02-26T13:38:14.753170136</dc:date>
    <dc:creator>Anton</dc:creator>
    <meta:editing-duration>PT3H28M33S</meta:editing-duration>
    <meta:editing-cycles>2</meta:editing-cycles>
    <meta:generator>LibreOffice/7.4.7.2$Linux_X86_64 LibreOffice_project/40$Build-2</meta:generator>
    <meta:document-statistic meta:object-count="127"/>
  </office:meta>
</office:document-meta>
</file>